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rsid="001ec6f0" officeooo:paragraph-rsid="001ec6f0"/>
    </style:style>
    <style:style style:name="P2" style:family="paragraph" style:parent-style-name="Text_20_body">
      <style:text-properties officeooo:rsid="001f5e2f" officeooo:paragraph-rsid="001f5e2f"/>
    </style:style>
    <style:style style:name="P3" style:family="paragraph" style:parent-style-name="Text_20_body" style:list-style-name="L1">
      <style:text-properties officeooo:rsid="001ec6f0" officeooo:paragraph-rsid="001ec6f0"/>
    </style:style>
    <style:style style:name="P4" style:family="paragraph" style:parent-style-name="Text_20_body" style:list-style-name="L2">
      <style:text-properties officeooo:rsid="001ec6f0" officeooo:paragraph-rsid="001ec6f0"/>
    </style:style>
    <style:style style:name="P5" style:family="paragraph" style:parent-style-name="Text_20_body" style:list-style-name="L3">
      <style:text-properties officeooo:rsid="001ec6f0" officeooo:paragraph-rsid="001ec6f0"/>
    </style:style>
    <style:style style:name="P6" style:family="paragraph" style:parent-style-name="Text_20_body">
      <style:text-properties officeooo:rsid="001ec6f0" officeooo:paragraph-rsid="001ec6f0"/>
    </style:style>
    <style:style style:name="P7" style:family="paragraph" style:parent-style-name="Text_20_body" style:list-style-name="L4">
      <style:text-properties officeooo:rsid="001f5e2f" officeooo:paragraph-rsid="001f5e2f"/>
    </style:style>
    <style:style style:name="P8" style:family="paragraph" style:parent-style-name="Text_20_body" style:list-style-name="L4">
      <style:text-properties officeooo:rsid="002087c0" officeooo:paragraph-rsid="002087c0"/>
    </style:style>
    <style:style style:name="P9" style:family="paragraph" style:parent-style-name="Text_20_body">
      <style:text-properties officeooo:rsid="0021c20a"/>
    </style:style>
    <style:style style:name="P10" style:family="paragraph" style:parent-style-name="Text_20_body">
      <style:text-properties officeooo:rsid="0021c20a" officeooo:paragraph-rsid="0021c20a"/>
    </style:style>
    <style:style style:name="P11" style:family="paragraph" style:parent-style-name="Text_20_body" style:list-style-name="L5">
      <style:text-properties officeooo:rsid="0021c20a" officeooo:paragraph-rsid="0021c20a"/>
    </style:style>
    <style:style style:name="P12" style:family="paragraph" style:parent-style-name="Text_20_body" style:list-style-name="L6">
      <style:text-properties officeooo:rsid="0021c20a" officeooo:paragraph-rsid="0021c20a"/>
    </style:style>
    <style:style style:name="P13" style:family="paragraph" style:parent-style-name="Heading_20_1">
      <style:text-properties officeooo:rsid="001ec6f0" officeooo:paragraph-rsid="001ec6f0"/>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Introduction</text:h>
      <text:p text:style-name="P1">This document specifies a design for an application to manage, budget and forecast the end user's finances. It is based on a currency transaction data model, i.e. all financial information past and future can be described as a series of transaction between defined accounts. </text:p>
      <text:p text:style-name="P1">Transactions are not the only actions that can occur. Interest rates of accounts can be updated or depreciation can change. These other actions can be described as events. Events can happen in the past or future. If events are scheduled in the future, the end user shall be able to preview the accounts at any point in the future. Thus an event driven simulation of finances has been defined.</text:p>
      <text:p text:style-name="P10">The user shall be allowed to maintain “two books”. One book contains the data that they predict will occur and another book will be manually (or automatically) imported data which can be used for account reconciliation.</text:p>
      <text:p text:style-name="P1">The user interface shall consist of:</text:p>
      <text:list xml:id="list6008816706933491444" text:style-name="L1">
        <text:list-item>
          <text:p text:style-name="P3">An interface to view events;</text:p>
        </text:list-item>
        <text:list-item>
          <text:p text:style-name="P3">An interface to change events;</text:p>
        </text:list-item>
        <text:list-item>
          <text:p text:style-name="P3">An interface to create summaries of events for a specific selection of accounts at any given time;</text:p>
        </text:list-item>
        <text:list-item>
          <text:p text:style-name="P3">An interface to output all data into a file of the user's choosing.</text:p>
        </text:list-item>
      </text:list>
      <text:p text:style-name="P1">An event is defined as:</text:p>
      <text:list xml:id="list4917856852272793985" text:style-name="L2">
        <text:list-item>
          <text:p text:style-name="P4">A transaction between two accounts or an action to change an account property at a particular defined time.</text:p>
        </text:list-item>
        <text:list-item>
          <text:p text:style-name="P4">An event can be scheduled to reoccur for a defined period of time or forever.</text:p>
        </text:list-item>
      </text:list>
      <text:p text:style-name="P1">An account is defined as:</text:p>
      <text:list xml:id="list6905896908863882818" text:style-name="L3">
        <text:list-item>
          <text:p text:style-name="P5">A financial instrument which has a monetary value (positive or negative).</text:p>
        </text:list-item>
        <text:list-item>
          <text:p text:style-name="P5">There shall be different types of accounts defined each with different properties to describe all financial instruments in exisitence. </text:p>
        </text:list-item>
        <text:list-item>
          <text:p text:style-name="P5">Upon the creation of a specific account, associated events shall be created to execute pre-defined actions, e.g. interest rate calculations for loans or bank accounts.</text:p>
        </text:list-item>
        <text:list-item>
          <text:p text:style-name="P5">The end-user shall be able to specify rules for the generation of linked events. e.g. Interest rates do not apply until the account has more than $200,000.</text:p>
        </text:list-item>
      </text:list>
      <text:p text:style-name="P2">Additional components shall de defined to perform calculations and simulate other financial instruments and processes:</text:p>
      <text:list xml:id="list2459929839172407540" text:style-name="L4">
        <text:list-item>
          <text:p text:style-name="P7">Share market</text:p>
          <text:list>
            <text:list-item>
              <text:p text:style-name="P7">Share market database explorer and analyser</text:p>
            </text:list-item>
          </text:list>
        </text:list-item>
        <text:list-item>
          <text:p text:style-name="P7"><text:soft-page-break/>Home loan calculator and creator</text:p>
        </text:list-item>
        <text:list-item>
          <text:p text:style-name="P7">Tax analyser </text:p>
        </text:list-item>
        <text:list-item>
          <text:p text:style-name="P7">Financial report generator</text:p>
        </text:list-item>
        <text:list-item>
          <text:p text:style-name="P8">Superannuation analyser</text:p>
        </text:list-item>
      </text:list>
      <text:p text:style-name="P1"/>
      <text:h text:style-name="Heading_20_1" text:outline-level="1">Similar Existing Applications</text:h>
      <text:p text:style-name="P9"/>
      <text:p text:style-name="P10">Pocketsmith – <text:a xlink:type="simple" xlink:href="http://www.pocketsmith.com/">www.pocketsmith.com</text:a> – </text:p>
      <text:list xml:id="list8626094442093919855" text:style-name="L5">
        <text:list-item>
          <text:p text:style-name="P11">Web application that uses the same ideas as described above. Interfaces with bank accoutns for live feeds into the application.</text:p>
        </text:list-item>
        <text:list-item>
          <text:p text:style-name="P11">Nice user interface. </text:p>
        </text:list-item>
        <text:list-item>
          <text:p text:style-name="P11">Does not do much extra processing besides basic event collection and calculations e.g does not appear to calculate interest etc. Relies on bank feeds for these calculations. </text:p>
        </text:list-item>
        <text:list-item>
          <text:p text:style-name="P11">Looks like it focuses more on weekly or monthly scale transactions.</text:p>
        </text:list-item>
        <text:list-item>
          <text:p text:style-name="P11">Basic forecasting tool.</text:p>
        </text:list-item>
        <text:list-item>
          <text:p text:style-name="P11">Costs money per month to use full features.</text:p>
        </text:list-item>
      </text:list>
      <text:p text:style-name="P10">Calendarbudget – <text:a xlink:type="simple" xlink:href="http://www.calendarbudget.com/">www.calendarbudget.com</text:a> - </text:p>
      <text:p text:style-name="P10">BudgetTracker – www.budgettracker,com</text:p>
      <text:list xml:id="list6442231508021845148" text:style-name="L6">
        <text:list-item>
          <text:p text:style-name="P12">Sounds like similar feature set to design requirements.</text:p>
        </text:list-item>
        <text:list-item>
          <text:p text:style-name="P12">Site is vague on how some of the features are impleemnted and how flexible it is.</text:p>
        </text:list-item>
        <text:list-item>
          <text:p text:style-name="P1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23:16:51.884791112</meta:creation-date>
    <dc:date>2014-09-15T22:26:51.929371088</dc:date>
    <meta:editing-duration>PT16S</meta:editing-duration>
    <meta:editing-cycles>4</meta:editing-cycles>
    <meta:generator>LibreOffice/4.2.6.2$Linux_X86_64 LibreOffice_project/420$Build-2</meta:generator>
    <meta:document-statistic meta:table-count="0" meta:image-count="0" meta:object-count="0" meta:page-count="2" meta:paragraph-count="37" meta:word-count="487" meta:character-count="2946" meta:non-whitespace-character-count="2509"/>
  </office:meta>
</office:document-meta>
</file>